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0d8" officeooo:paragraph-rsid="001810d8"/>
    </style:style>
    <style:style style:name="P2" style:family="paragraph" style:parent-style-name="Standard">
      <style:text-properties officeooo:rsid="000b3985" officeooo:paragraph-rsid="001810d8"/>
    </style:style>
    <style:style style:name="P3" style:family="paragraph" style:parent-style-name="Standard">
      <style:text-properties officeooo:rsid="000df088" officeooo:paragraph-rsid="001810d8"/>
    </style:style>
    <style:style style:name="P4" style:family="paragraph" style:parent-style-name="Standard">
      <style:text-properties fo:font-style="italic" officeooo:rsid="001810d8" officeooo:paragraph-rsid="001810d8" style:font-style-asian="italic" style:font-style-complex="italic"/>
    </style:style>
    <style:style style:name="P5" style:family="paragraph" style:parent-style-name="Standard">
      <style:text-properties fo:font-style="normal" officeooo:rsid="001810d8" officeooo:paragraph-rsid="001810d8" style:font-style-asian="normal" style:font-style-complex="normal"/>
    </style:style>
    <style:style style:name="P6" style:family="paragraph" style:parent-style-name="Standard">
      <style:text-properties fo:font-weight="bold" officeooo:rsid="001810d8" officeooo:paragraph-rsid="001810d8" style:font-weight-asian="bold" style:font-weight-complex="bold"/>
    </style:style>
    <style:style style:name="P7" style:family="paragraph" style:parent-style-name="Standard" style:list-style-name="L1">
      <style:text-properties fo:font-weight="bold" officeooo:rsid="000b3985" officeooo:paragraph-rsid="001a58fa" style:font-weight-asian="bold" style:font-weight-complex="bold"/>
    </style:style>
    <style:style style:name="P8" style:family="paragraph" style:parent-style-name="Standard">
      <style:text-properties fo:font-weight="bold" officeooo:rsid="000b3985" officeooo:paragraph-rsid="001a58fa" style:font-weight-asian="bold" style:font-weight-complex="bold"/>
    </style:style>
    <style:style style:name="P9" style:family="paragraph" style:parent-style-name="Standard" style:list-style-name="L1">
      <style:text-properties fo:font-weight="bold" officeooo:rsid="000d1f59" officeooo:paragraph-rsid="001a58f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58fa" officeooo:paragraph-rsid="001a58fa" style:font-weight-asian="bold" style:font-weight-complex="bold"/>
    </style:style>
    <style:style style:name="P11" style:family="paragraph" style:parent-style-name="Standard">
      <style:text-properties officeooo:rsid="001810d8" officeooo:paragraph-rsid="001810d8"/>
    </style:style>
    <style:style style:name="P12" style:family="paragraph" style:parent-style-name="Standard">
      <style:paragraph-properties fo:text-align="center" style:justify-single-word="false"/>
      <style:text-properties officeooo:rsid="001810d8" officeooo:paragraph-rsid="001a58fa"/>
    </style:style>
    <style:style style:name="P13" style:family="paragraph" style:parent-style-name="Standard" style:list-style-name="L1">
      <style:text-properties fo:font-weight="normal" officeooo:rsid="000b3985" officeooo:paragraph-rsid="001a58fa" style:font-weight-asian="normal" style:font-weight-complex="normal"/>
    </style:style>
    <style:style style:name="P14" style:family="paragraph" style:parent-style-name="Standard">
      <style:text-properties fo:font-weight="normal" officeooo:rsid="000b3985" officeooo:paragraph-rsid="001a58fa" style:font-weight-asian="normal" style:font-weight-complex="normal"/>
    </style:style>
    <style:style style:name="P15" style:family="paragraph" style:parent-style-name="Standard">
      <style:text-properties fo:font-weight="normal" officeooo:rsid="0010e712" officeooo:paragraph-rsid="001a58f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a58fa" officeooo:paragraph-rsid="001a58fa" style:font-weight-asian="normal" style:font-weight-complex="normal"/>
    </style:style>
    <style:style style:name="P17" style:family="paragraph" style:parent-style-name="Standard" style:list-style-name="L1">
      <style:text-properties fo:font-style="italic" fo:font-weight="normal" officeooo:rsid="000b3985" officeooo:paragraph-rsid="001a58fa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0e712" officeooo:paragraph-rsid="001a58f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0e712" officeooo:paragraph-rsid="001a58fa" style:font-weight-asian="bold" style:font-weight-complex="bold"/>
    </style:style>
    <style:style style:name="P20" style:family="paragraph" style:parent-style-name="Standard">
      <style:text-properties officeooo:rsid="000df088" officeooo:paragraph-rsid="001810d8"/>
    </style:style>
    <style:style style:name="P21" style:family="paragraph" style:parent-style-name="Standard">
      <style:paragraph-properties fo:text-align="center" style:justify-single-word="false"/>
      <style:text-properties officeooo:rsid="000b3985" officeooo:paragraph-rsid="001a58fa"/>
    </style:style>
    <style:style style:name="P22" style:family="paragraph" style:parent-style-name="Standard">
      <style:paragraph-properties fo:text-align="center" style:justify-single-word="false"/>
      <style:text-properties officeooo:rsid="000b3985" officeooo:paragraph-rsid="001810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e712" style:font-weight-asian="bold" style:font-weight-complex="bold"/>
    </style:style>
    <style:style style:name="T3" style:family="text">
      <style:text-properties fo:font-weight="bold" officeooo:rsid="000ef653" style:font-weight-asian="bold" style:font-weight-complex="bold"/>
    </style:style>
    <style:style style:name="T4" style:family="text">
      <style:text-properties officeooo:rsid="000b398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1f59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0d1f5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d1f59" style:font-style-asian="normal" style:font-style-complex="normal"/>
    </style:style>
    <style:style style:name="T12" style:family="text">
      <style:text-properties fo:font-style="normal" style:text-underline-style="none" officeooo:rsid="000d1f59" style:font-style-asian="normal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E310 Final Project</text:p>
      <text:p text:style-name="P3">Group # 43</text:p>
      <text:p text:style-name="P3">Members <text:span text:style-name="T4">Cho Ki Bbum, Fieger Brandon, Yin Jonathan</text:span></text:p>
      <text:p text:style-name="P3"/>
      <text:p text:style-name="P3"/>
      <text:p text:style-name="P10">OVERVIEW DOCUMENTATION</text:p>
      <text:p text:style-name="P12">For TIC-TAC-TOC Multilayer Game</text:p>
      <text:p text:style-name="P12"/>
      <text:p text:style-name="P16">The entire project has been implemented including the bonus tasks. Playing games, listing current players and ongoing games, observing games and commenting have been completed.</text:p>
      <text:p text:style-name="P3"/>
      <text:p text:style-name="P2"/>
      <text:p text:style-name="P22"><text:span text:style-name="T1">USER DOCUMENTATION</text:span></text:p>
      <text:p text:style-name="P1"/>
      <text:p text:style-name="P6">How to play:</text:p>
      <text:p text:style-name="P1">1. Open a terminal and run</text:p>
      <text:p text:style-name="P1"/>
      <text:p text:style-name="P1"><text:tab/>python server.py</text:p>
      <text:p text:style-name="P1"/>
      <text:p text:style-name="P1">2. Open another terminal and run</text:p>
      <text:p text:style-name="P1"/>
      <text:p text:style-name="P1"><text:tab/>python client.py localhost 50000</text:p>
      <text:p text:style-name="P1"/>
      <text:p text:style-name="P1">3. In the test client terminal, enter a username. Then you enter any of the following</text:p>
      <text:p text:style-name="P1"/>
      <text:p text:style-name="P1"><text:tab/>WHO </text:p>
      <text:p text:style-name="P1"><text:tab/>GAMES </text:p>
      <text:p text:style-name="P1"><text:tab/>PLAY {username} </text:p>
      <text:p text:style-name="P1"><text:tab/>EXIT</text:p>
      <text:p text:style-name="P1"/>
      <text:p text:style-name="P1">4. Open another terminal and run</text:p>
      <text:p text:style-name="P1"/>
      <text:p text:style-name="P1"><text:tab/>python client.py localhost 50000</text:p>
      <text:p text:style-name="P1"/>
      <text:p text:style-name="P1">5. In the new terminal enter a username. Then you can start a game with the other</text:p>
      <text:p text:style-name="P1">player</text:p>
      <text:p text:style-name="P1"/>
      <text:p text:style-name="P1"><text:tab/>PLAY {first username}</text:p>
      <text:p text:style-name="P1"/>
      <text:p text:style-name="P4">Note: You can only play another player if they are not busy (they aren't already in</text:p>
      <text:p text:style-name="P4">a game)</text:p>
      <text:p text:style-name="P4"/>
      <text:p text:style-name="P5">6. Then you can bounce back and forth between terminals and entering</text:p>
      <text:p text:style-name="P5"/>
      <text:p text:style-name="P5"><text:tab/>PLACE {num}</text:p>
      <text:p text:style-name="P4"/>
      <text:p text:style-name="P1">7a) To observe a game, you can enter</text:p>
      <text:p text:style-name="P1"/>
      <text:p text:style-name="P1"><text:tab/>OBSERVE {num}</text:p>
      <text:p text:style-name="P1"><text:soft-page-break/></text:p>
      <text:p text:style-name="P5">Where num is the id of the game to observe. Game ids can be found using the</text:p>
      <text:p text:style-name="P5">GAMES command.</text:p>
      <text:p text:style-name="P4"/>
      <text:p text:style-name="P4">Note you can only observe 1 game at a time and you must unobserve before</text:p>
      <text:p text:style-name="P4">observing a new game.</text:p>
      <text:p text:style-name="P4"/>
      <text:p text:style-name="P1">b) To stop observing a game, you enter</text:p>
      <text:p text:style-name="P1"/>
      <text:p text:style-name="P1"><text:tab/>UNOBSERVE {num}</text:p>
      <text:p text:style-name="P1"/>
      <text:p text:style-name="P1">Where num is the id of the game you are observing.</text:p>
      <text:p text:style-name="P1"/>
      <text:p text:style-name="P1">8. You can comment to other people in the server using</text:p>
      <text:p text:style-name="P1"/>
      <text:p text:style-name="P1"><text:tab/>COMMENT {message}</text:p>
      <text:p text:style-name="P1"/>
      <text:p text:style-name="P1">You must be playing or observing a game to comment.</text:p>
      <text:p text:style-name="P1"/>
      <text:p text:style-name="P21"><text:span text:style-name="T2">SYSTEM</text:span><text:span text:style-name="T1"> DOCUMENTATION</text:span></text:p>
      <text:p text:style-name="P12"/>
      <text:p text:style-name="P15">The game server works from communication between three main bodies, the Client, the Server,</text:p>
      <text:p text:style-name="P15">and a Game instance. First, in order to launch a game, a server is created using python</text:p>
      <text:p text:style-name="P15">server.py. The server will listen to incoming connections by utilizing I/O multiplexing (this is</text:p>
      <text:p text:style-name="P15">how concurrency is implemented) to listen to multiple different clients. The server also has a</text:p>
      <text:p text:style-name="P15">GameServer object whose goal is to keep track of the status of players and games that are</text:p>
      <text:p text:style-name="P15">currently active. When a client socket logs in to the server, they are presented with a login</text:p>
      <text:p text:style-name="P15">screen, after entering a unique name (which is checked by the GameServer), the GameServer</text:p>
      <text:p text:style-name="P15">adds a Player object to a dict from sockets to Players which describes the status of the</text:p>
      <text:p text:style-name="P15">client(busy or available), the client’s username, as well as the game the player is in. It’s notable</text:p>
      <text:p text:style-name="P15">that the actually game logic is handled in the TicTacTocBoard object, not the GameServer. From</text:p>
      <text:p text:style-name="P15">now on, clients will be able to send messages to the server. In order to simplify and streamline</text:p>
      <text:p text:style-name="P15">processing input from Clients, messages sent by the client are wrapped in a ServerProtocol</text:p>
      <text:p text:style-name="P15">object which checks if the command typed by the client is valid as well as if the number of</text:p>
      <text:p text:style-name="P15">arguments is also valid. If the ServerProtocol detects no errors, then the command is then</text:p>
      <text:p text:style-name="P15">processed by the server. Depending on the command the client gives, the following actions will</text:p>
      <text:p text:style-name="P15">take place</text:p>
      <text:p text:style-name="P15"/>
      <text:p text:style-name="P19">FOR ALL COMMANDS, IF THE USER IS NOT LOGGED IN, SEND STATUS CODE 401.</text:p>
      <text:p text:style-name="P19"/>
      <text:p text:style-name="P18"><text:span text:style-name="T14">Help</text:span>: The server will send a static string with descriptions on the command types and their</text:p>
      <text:p text:style-name="P18">usage with status code 212.</text:p>
      <text:p text:style-name="P18"/>
      <text:p text:style-name="P18"><text:span text:style-name="T14">Who</text:span>: The server will query the GameServer on all of the players logged into the server, create a</text:p>
      <text:p text:style-name="P18">string representation of them (their usernames), and send them back to the client with status</text:p>
      <text:p text:style-name="P18">code 251.</text:p>
      <text:p text:style-name="P18"/>
      <text:p text:style-name="P18"><text:span text:style-name="T14">Games</text:span>: The server will query the GameServer on all of the games that currently are being</text:p>
      <text:p text:style-name="P18">played, create a string representation of them, and send them back to the client with status</text:p>
      <text:p text:style-name="P18"><text:soft-page-break/>code 250.</text:p>
      <text:p text:style-name="P18"/>
      <text:p text:style-name="P18"><text:span text:style-name="T14">Place</text:span>: The server will get the game the client is currently playing by getting its corresponding</text:p>
      <text:p text:style-name="P18">player object. It will then parse its second argument in order to extract the position to place a</text:p>
      <text:p text:style-name="P18">new mark at for the player. It responds with success using status code 200. After it does so,</text:p>
      <text:p text:style-name="P18">both players are informed the move that is made using status code 201 and make the</text:p>
      <text:p text:style-name="P18">corresponding move on their own board (each client has their own board object which they</text:p>
      <text:p text:style-name="P18">make moves on). If the game is finished, both players are informed utilizing status code 202 for</text:p>
      <text:p text:style-name="P18">if a winner is found. Otherwise, status code 203 is used for a tie. Cleanup then occurs (the</text:p>
      <text:p text:style-name="P18">references to the board are erased by the GameServer and the Players and the status of the</text:p>
      <text:p text:style-name="P18"><text:tab/></text:p>
      <text:p text:style-name="P18"><text:tab/>Error possibility 1: If the player is not playing a game, send status code 400</text:p>
      <text:p text:style-name="P18"><text:tab/>Error possibility 2: If the player is not in the game being referred to, send status code414</text:p>
      <text:p text:style-name="P18"><text:tab/>Error possibility 3: If the player makes an illegal move, send status code 411</text:p>
      <text:p text:style-name="P18"><text:tab/>Error possibility 4: If it’s not currently the client’s turn, send status code 406</text:p>
      <text:p text:style-name="P18"><text:tab/>Error possibility 5: If the client creates a poorly formatted move, send status code 424</text:p>
      <text:p text:style-name="P18"/>
      <text:p text:style-name="P18"><text:span text:style-name="T14">Exit</text:span>: Server removes socket to player mapping and sends status code 206 to the client,</text:p>
      <text:p text:style-name="P18">informing the client to close its socket. If the client was playing a game in the meantime, status</text:p>
      <text:p text:style-name="P18">code 205 is sent to the opposite player as well as all observers to inform them that the other</text:p>
      <text:p text:style-name="P18">player has left.</text:p>
      <text:p text:style-name="P18"/>
      <text:p text:style-name="P18"><text:span text:style-name="T14">Play</text:span>: GameServer queries for the Player Object with the username provided by the client, if</text:p>
      <text:p text:style-name="P18">successful, status code 200 will be sent to both players. After that, a new TicTacTocBoard</text:p>
      <text:p text:style-name="P18">object is made and tracked by the GameServer. The server sends status code 210 which will</text:p>
      <text:p text:style-name="P18">prompt each player also makes their own TicTacTocBoard object.</text:p>
      <text:p text:style-name="P18"/>
      <text:p text:style-name="P18"><text:tab/>Error Possibility 1: If the client attempts to play with a non-existent opponent, then</text:p>
      <text:p text:style-name="P18"><text:tab/>status code 404 is sent to the client.</text:p>
      <text:p text:style-name="P18"><text:tab/>Error Possibility 2: If the client attempts to play with itself, then status code 409 is sent</text:p>
      <text:p text:style-name="P18"><text:tab/>to the client.</text:p>
      <text:p text:style-name="P18"><text:tab/>Error Possibility 3: If the client attempts to play with a busy player, than status code 423</text:p>
      <text:p text:style-name="P18"><text:tab/>is sent to the client.</text:p>
      <text:p text:style-name="P18"/>
      <text:p text:style-name="P18"><text:span text:style-name="T14">Observe</text:span>: Server queries GameServer for the TicTacTocBoard with the same I.D. as the player</text:p>
      <text:p text:style-name="P18">specified. If successful, the Player object associated with the client is changed to status code 0,</text:p>
      <text:p text:style-name="P18">which represents an observer. The board also adds the player to a list of observers and a link to</text:p>
      <text:p text:style-name="P18">the game is made by the player through an object field. Status code 220 is sent to the client</text:p>
      <text:p text:style-name="P18">which will detail how to create a representation of the current game on the client side. Every</text:p>
      <text:p text:style-name="P18">time a player places a valid move, the server will send Status code 220 to all of its observers.</text:p>
      <text:p text:style-name="P18"/>
      <text:p text:style-name="P18"><text:tab/>Error Possibility 1: If the client is currently busy, send status code 408.</text:p>
      <text:p text:style-name="P18"><text:tab/>Error Possibility 2: If the client’s game is non-existent, send error code 410</text:p>
      <text:p text:style-name="P18"/>
      <text:p text:style-name="P18"><text:span text:style-name="T14">Unobserve</text:span>: The GameServer queries the Player the client is associated with for the game that it</text:p>
      <text:p text:style-name="P18">is observing, it then disassociates that game from the player as well as removes that player</text:p>
      <text:p text:style-name="P18">from the GameServer’s list of observers. This will prevent any future updates to this client on</text:p>
      <text:p text:style-name="P18">this game.</text:p>
      <text:p text:style-name="P18"/>
      <text:p text:style-name="P18"><text:soft-page-break/><text:tab/>Error Possibility 1: If the client is not an observer, send status code 421</text:p>
      <text:p text:style-name="P18"><text:tab/>Error Possibility 2: If the client is not observing the game with the I.D. they provide, send status <text:tab/>code 430</text:p>
      <text:p text:style-name="P18"/>
      <text:p text:style-name="P18"><text:span text:style-name="T14">Comment</text:span>: The GameServer queries the Player the client is associated with for the game the</text:p>
      <text:p text:style-name="P18">player is currently in. It then sends the message to all observers and players in the games with</text:p>
      <text:p text:style-name="P18">status code 230.</text:p>
      <text:p text:style-name="P18"/>
      <text:p text:style-name="P18"><text:tab/>Error Possibility 1: If the player is not in a game, send status code 425.</text:p>
      <text:p text:style-name="P18"/>
      <text:p text:style-name="P18">Additionally, each status code is additionally either supplemented with a message or not.</text:p>
      <text:p text:style-name="P18">Nevertheless, the client actually has two different processes. One process is solely dedicated to</text:p>
      <text:p text:style-name="P18">parsing and sending User Input while the other process solely focuses on handling server</text:p>
      <text:p text:style-name="P18">responses. When the server responds with a message, the message is first wrapped in a</text:p>
      <text:p text:style-name="P18">ClientProtocol object which performs a similar function to the ServerProtocol object, it checks</text:p>
      <text:p text:style-name="P18">for errors in the server response. If there doesn’t exist errors, then the Client will parse out the</text:p>
      <text:p text:style-name="P18">appropriate status code and print out an appropriate response based on error code.</text:p>
      <text:p text:style-name="P18"/>
      <text:p text:style-name="P18">In order to add functionality, the following must be done: An additional command must be</text:p>
      <text:p text:style-name="P18">defined in the ServerProtocol so that it isn’t detected as an error, the server must handle the</text:p>
      <text:p text:style-name="P18">message in some way as well as respond to the client with a message with a status code. The</text:p>
      <text:p text:style-name="P18">new status code must be added to the ClientProtocol so that it isn’t detected as an error.</text:p>
      <text:p text:style-name="P18">Finally, the testClient must handle the message sent by the server in some way.</text:p>
      <text:p text:style-name="P1"/>
      <text:p text:style-name="P1"/>
      <text:p text:style-name="P21"><text:span text:style-name="T3">TESTING</text:span><text:span text:style-name="T1"> DOCUMENTATION</text:span></text:p>
      <text:p text:style-name="P12"/>
      <text:p text:style-name="P8">Testing scenarios</text:p>
      <text:p text:style-name="P14"/>
      <text:list xml:id="list5935051712431088704" text:style-name="L1">
        <text:list-item>
          <text:p text:style-name="P7">Logging in</text:p>
          <text:p text:style-name="P13"><text:span text:style-name="T7">Case:</text:span> IF username name is taken</text:p>
          <text:p text:style-name="P13"><text:span text:style-name="T5">Expected Output:</text:span> Server responds with an error</text:p>
          <text:p text:style-name="P13"><text:span text:style-name="T5">Actual Output:</text:span><text:span text:style-name="T1"> </text:span>Server responds with an error</text:p>
        </text:list-item>
      </text:list>
      <text:p text:style-name="P14"/>
      <text:p text:style-name="P14"><text:tab/><text:span text:style-name="T7">Case:</text:span> IF successful</text:p>
      <text:list xml:id="list233724452743806" text:continue-numbering="true" text:style-name="L1">
        <text:list-header>
          <text:p text:style-name="P13"><text:span text:style-name="T5">Expected Output:</text:span> Server returns with success </text:p>
        </text:list-header>
      </text:list>
      <text:p text:style-name="P14"><text:span text:style-name="T5"><text:tab/>Actual Output:</text:span><text:span text:style-name="T1"> <text:s/></text:span>Server returns with success</text:p>
      <text:p text:style-name="P14"/>
      <text:list xml:id="list233724682862772" text:continue-numbering="true" text:style-name="L1">
        <text:list-item>
          <text:p text:style-name="P7">Displaying all games</text:p>
          <text:p text:style-name="P13"><text:bookmark-start text:name="__DdeLink__6_1537622644"/><text:span text:style-name="T7">Case:</text:span> IF not logged in</text:p>
          <text:p text:style-name="P13"><text:span text:style-name="T5">Expected Output: </text:span><text:span text:style-name="T10">Server returns an error</text:span> </text:p>
          <text:p text:style-name="P13"><text:span text:style-name="T5">Actual Output:</text:span> <text:bookmark-end text:name="__DdeLink__6_1537622644"/>Server returns an error</text:p>
        </text:list-item>
      </text:list>
      <text:p text:style-name="P14"/>
      <text:p text:style-name="P14"><text:tab/><text:span text:style-name="T7">Case:</text:span> IF successful</text:p>
      <text:list xml:id="list233723798816890" text:continue-numbering="true" text:style-name="L1">
        <text:list-header>
          <text:p text:style-name="P13"><text:span text:style-name="T5">Expected Output:</text:span> Server returns with list of games</text:p>
        </text:list-header>
      </text:list>
      <text:p text:style-name="P14"><text:span text:style-name="T5"><text:tab/>Actual Output:</text:span> Server returns with list of games</text:p>
      <text:p text:style-name="P14"/>
      <text:list xml:id="list233724912166576" text:continue-numbering="true" text:style-name="L1">
        <text:list-item>
          <text:p text:style-name="P7">Displaying all players</text:p>
          <text:p text:style-name="P13"><text:soft-page-break/><text:span text:style-name="T7">Case:</text:span> IF not logged in</text:p>
          <text:p text:style-name="P13"><text:span text:style-name="T5">Expected Output:</text:span> Server returns an error</text:p>
          <text:p text:style-name="P13"><text:span text:style-name="T5">Actual Output:</text:span> Server returns an error</text:p>
        </text:list-item>
      </text:list>
      <text:p text:style-name="P14"><text:tab/></text:p>
      <text:p text:style-name="P14"><text:tab/><text:span text:style-name="T7">Case:</text:span> I<text:bookmark-start text:name="__DdeLink__27_1537622644"/>F successful<text:bookmark-end text:name="__DdeLink__27_1537622644"/></text:p>
      <text:list xml:id="list233724817302671" text:continue-numbering="true" text:style-name="L1">
        <text:list-header>
          <text:p text:style-name="P13"><text:span text:style-name="T5">Expected Output:</text:span> Server returns with a list of players</text:p>
        </text:list-header>
      </text:list>
      <text:p text:style-name="P14"><text:span text:style-name="T5"><text:tab/>Actual Output:</text:span> Server returns with a list of players</text:p>
      <text:p text:style-name="P14"/>
      <text:list xml:id="list233723731998201" text:continue-numbering="true" text:style-name="L1">
        <text:list-item>
          <text:p text:style-name="P7">Starting a new game with a player</text:p>
          <text:p text:style-name="P13"><text:span text:style-name="T7">Case:</text:span> IF not logged in</text:p>
          <text:p text:style-name="P13"><text:span text:style-name="T5">Expected Output:</text:span> Server returns an error</text:p>
          <text:p text:style-name="P13"><text:span text:style-name="T5">Actual Output:</text:span> Server returns an error</text:p>
        </text:list-item>
      </text:list>
      <text:p text:style-name="P14"/>
      <text:p text:style-name="P14"><text:tab/><text:span text:style-name="T7">Case:</text:span> IF already in a game</text:p>
      <text:list xml:id="list233723048774200" text:continue-numbering="true" text:style-name="L1">
        <text:list-header>
          <text:p text:style-name="P13"><text:span text:style-name="T5">Expected Output:</text:span> Server returns an error</text:p>
        </text:list-header>
      </text:list>
      <text:p text:style-name="P14"><text:span text:style-name="T5"><text:tab/>Actual Output:</text:span> Server returns an error</text:p>
      <text:p text:style-name="P14"/>
      <text:p text:style-name="P14"><text:tab/><text:span text:style-name="T7">Case:</text:span> IF player not found</text:p>
      <text:list xml:id="list233724616631431" text:continue-numbering="true" text:style-name="L1">
        <text:list-header>
          <text:p text:style-name="P13"><text:span text:style-name="T5">Expected Output:</text:span> Server returns an error</text:p>
        </text:list-header>
      </text:list>
      <text:p text:style-name="P14"><text:span text:style-name="T5"><text:tab/>Actual Output:</text:span> <text:bookmark-start text:name="__DdeLink__20_1537622644"/>Server returns an error<text:bookmark-end text:name="__DdeLink__20_1537622644"/></text:p>
      <text:p text:style-name="P14"/>
      <text:p text:style-name="P14"/>
      <text:list xml:id="list233724453945920" text:continue-numbering="true" text:style-name="L1">
        <text:list-header>
          <text:p text:style-name="P13"><text:bookmark-start text:name="__DdeLink__12_15376226441"/><text:bookmark-start text:name="__DdeLink__9_15376226441"/><text:span text:style-name="T7">Case:</text:span> IF player is busy</text:p>
          <text:p text:style-name="P13"><text:span text:style-name="T5">Expected Output:</text:span> Server returns an error</text:p>
          <text:p text:style-name="P13"><text:span text:style-name="T5">Actual Output:</text:span> <text:bookmark-end text:name="__DdeLink__12_15376226441"/><text:bookmark-end text:name="__DdeLink__9_15376226441"/>Server returns an error</text:p>
        </text:list-header>
      </text:list>
      <text:p text:style-name="P14"/>
      <text:list xml:id="list233723308658126" text:continue-numbering="true" text:style-name="L1">
        <text:list-header>
          <text:p text:style-name="P13"><text:span text:style-name="T7">Case:</text:span> IF player is same as logged in one</text:p>
          <text:p text:style-name="P13"><text:span text:style-name="T5">Expected Output:</text:span> Server returns an error</text:p>
          <text:p text:style-name="P13"><text:span text:style-name="T5">Actual Output:</text:span> Server returns an error</text:p>
        </text:list-header>
      </text:list>
      <text:p text:style-name="P14"/>
      <text:list xml:id="list233723150592349" text:continue-numbering="true" text:style-name="L1">
        <text:list-header>
          <text:p text:style-name="P13"><text:span text:style-name="T7">Case:</text:span> IF successful</text:p>
          <text:p text:style-name="P13"><text:span text:style-name="T5">Expected Output:</text:span> Starts a new game with player</text:p>
          <text:p text:style-name="P13"><text:span text:style-name="T5">Actual Output:</text:span> Starts a new game with player</text:p>
          <text:p text:style-name="P13"/>
        </text:list-header>
        <text:list-item>
          <text:p text:style-name="P7">Placing a new move for a game</text:p>
          <text:p text:style-name="P13"><text:bookmark-start text:name="__DdeLink__45_1537622644"/><text:span text:style-name="T7">Case:</text:span> IF not logged in</text:p>
          <text:p text:style-name="P13"><text:span text:style-name="T5">Expected Output:</text:span> Server returns an error</text:p>
          <text:p text:style-name="P13"><text:span text:style-name="T5">Actual Output:</text:span> Server returns an error<text:bookmark-end text:name="__DdeLink__45_1537622644"/></text:p>
          <text:p text:style-name="P13"/>
        </text:list-item>
      </text:list>
      <text:p text:style-name="P8"><text:span text:style-name="T13"><text:tab/></text:span><text:span text:style-name="T8">Case:</text:span><text:span text:style-name="T13"> IF not in a game</text:span></text:p>
      <text:list xml:id="list233724470292621" text:continue-numbering="true" text:style-name="L1">
        <text:list-header>
          <text:p text:style-name="P13"><text:span text:style-name="T5">Expected Output:</text:span> Server returns an error</text:p>
        </text:list-header>
      </text:list>
      <text:p text:style-name="P14"><text:span text:style-name="T5"><text:tab/>Actual Output:</text:span> <text:bookmark-start text:name="__DdeLink__35_1537622644"/>Server returns an error<text:bookmark-end text:name="__DdeLink__35_1537622644"/></text:p>
      <text:p text:style-name="P14"/>
      <text:list xml:id="list233724194333354" text:continue-numbering="true" text:style-name="L1">
        <text:list-header>
          <text:p text:style-name="P13"><text:span text:style-name="T7">Case:</text:span> IF ill-formatted move</text:p>
          <text:p text:style-name="P13"><text:span text:style-name="T5">Expected Output:</text:span> <text:bookmark-start text:name="__DdeLink__37_1537622644"/>Server returns an error<text:bookmark-end text:name="__DdeLink__37_1537622644"/></text:p>
          <text:p text:style-name="P13"><text:span text:style-name="T5">Actual Output:</text:span> Server returns an error</text:p>
        </text:list-header>
      </text:list>
      <text:p text:style-name="P14"/>
      <text:list xml:id="list233723635956914" text:continue-numbering="true" text:style-name="L1">
        <text:list-header>
          <text:p text:style-name="P13"><text:span text:style-name="T7">Case:</text:span> IF move is illegal</text:p>
          <text:p text:style-name="P13"><text:span text:style-name="T5">Expected Output:</text:span> Server returns an error</text:p>
          <text:p text:style-name="P13"><text:soft-page-break/><text:span text:style-name="T5">Actual Output:</text:span> <text:bookmark-start text:name="__DdeLink__43_1537622644"/>Server returns an error<text:bookmark-end text:name="__DdeLink__43_1537622644"/></text:p>
        </text:list-header>
      </text:list>
      <text:p text:style-name="P14"/>
      <text:list xml:id="list233724355403505" text:continue-numbering="true" text:style-name="L1">
        <text:list-header>
          <text:p text:style-name="P13"><text:span text:style-name="T7">Case:</text:span> IF not turn</text:p>
          <text:p text:style-name="P13"><text:span text:style-name="T5">Expected Output:</text:span> Server returns an error</text:p>
          <text:p text:style-name="P13"><text:span text:style-name="T5">Actual Output:</text:span> Server returns an error</text:p>
          <text:p text:style-name="P13"/>
          <text:p text:style-name="P13"><text:span text:style-name="T7">Case:</text:span> IF successful</text:p>
          <text:p text:style-name="P13"><text:span text:style-name="T5">Expected Output:</text:span> P<text:bookmark-start text:name="__DdeLink__40_1537622644"/>lace the move onto the game, notify if won<text:bookmark-end text:name="__DdeLink__40_1537622644"/>/draw</text:p>
          <text:p text:style-name="P13"><text:span text:style-name="T5">Actual Output:</text:span> Place the move onto the game, notify if won/draw</text:p>
          <text:p text:style-name="P13"/>
        </text:list-header>
        <text:list-item>
          <text:p text:style-name="P7"><text:span text:style-name="T9">Leaving a</text:span> game</text:p>
          <text:p text:style-name="P13"><text:bookmark-start text:name="__DdeLink__59_1537622644"/><text:span text:style-name="T7">Case:</text:span> IF not logged in</text:p>
          <text:p text:style-name="P13"><text:span text:style-name="T5">Expected Output:</text:span> Server returns an error</text:p>
          <text:p text:style-name="P13"><text:span text:style-name="T5">Actual Output:</text:span> <text:bookmark-start text:name="__DdeLink__61_1537622644"/>Server returns an error<text:bookmark-end text:name="__DdeLink__61_1537622644"/><text:bookmark-end text:name="__DdeLink__59_1537622644"/></text:p>
          <text:p text:style-name="P13"/>
          <text:p text:style-name="P13"><text:bookmark-start text:name="__DdeLink__30_1537622644"/><text:bookmark-start text:name="__DdeLink__53_1537622644"/><text:bookmark-start text:name="__DdeLink__12_1537622644"/><text:bookmark-start text:name="__DdeLink__9_1537622644"/><text:span text:style-name="T7">Case:</text:span> IF successful</text:p>
          <text:p text:style-name="P13"><text:span text:style-name="T5">Expected Output:</text:span> Terminate any ongoing games, close program</text:p>
          <text:p text:style-name="P13"><text:span text:style-name="T5">Actual Output:</text:span> <text:bookmark-end text:name="__DdeLink__30_1537622644"/><text:bookmark-end text:name="__DdeLink__9_1537622644"/><text:bookmark-end text:name="__DdeLink__12_1537622644"/>Terminate any ongoing games, close program<text:bookmark-end text:name="__DdeLink__53_1537622644"/></text:p>
          <text:p text:style-name="P13"/>
          <text:p text:style-name="P13"/>
        </text:list-item>
        <text:list-item>
          <text:p text:style-name="P9">Help message</text:p>
          <text:p text:style-name="P13"><text:bookmark-start text:name="__DdeLink__30_15376226441"/><text:bookmark-start text:name="__DdeLink__9_15376226442"/><text:bookmark-start text:name="__DdeLink__12_15376226442"/><text:span text:style-name="T7">Case:</text:span> <text:span text:style-name="T9">Display help message</text:span></text:p>
          <text:p text:style-name="P13"><text:span text:style-name="T5">Expected Output:</text:span> <text:span text:style-name="T9">Show help screen</text:span></text:p>
          <text:p text:style-name="P13"><text:span text:style-name="T5">Actual Output:</text:span> <text:bookmark-end text:name="__DdeLink__30_15376226441"/><text:bookmark-end text:name="__DdeLink__12_15376226442"/><text:bookmark-end text:name="__DdeLink__9_15376226442"/><text:span text:style-name="T9">Show help screen</text:span></text:p>
          <text:p text:style-name="P13"/>
        </text:list-item>
        <text:list-item>
          <text:p text:style-name="P9">Observe a game</text:p>
          <text:p text:style-name="P13"><text:bookmark-start text:name="__DdeLink__67_1537622644"/><text:span text:style-name="T7">Case:</text:span> IF not logged in</text:p>
          <text:p text:style-name="P13"><text:span text:style-name="T5">Expected Output:</text:span> Server returns an error</text:p>
          <text:p text:style-name="P17">Actual Output: Server returns an error<text:bookmark-end text:name="__DdeLink__67_1537622644"/></text:p>
          <text:p text:style-name="P17"/>
          <text:p text:style-name="P13"><text:span text:style-name="T7">Case:</text:span> <text:span text:style-name="T9">IF in a game already</text:span></text:p>
          <text:p text:style-name="P13"><text:span text:style-name="T5">Expected Output:</text:span> Server returns an error</text:p>
          <text:p text:style-name="P13"><text:span text:style-name="T5">Actual Output:</text:span> Server returns an error</text:p>
        </text:list-item>
      </text:list>
      <text:p text:style-name="P14"/>
      <text:p text:style-name="P14"><text:tab/><text:span text:style-name="T7">Case:</text:span> <text:span text:style-name="T9">IF game does not exist</text:span></text:p>
      <text:list xml:id="list233724470623851" text:continue-numbering="true" text:style-name="L1">
        <text:list-header>
          <text:p text:style-name="P13"><text:span text:style-name="T5">Expected Output:</text:span> Server returns an error</text:p>
        </text:list-header>
      </text:list>
      <text:p text:style-name="P14"><text:span text:style-name="T5"><text:tab/>Actual Output:</text:span> Server returns an error</text:p>
      <text:p text:style-name="P14"/>
      <text:list xml:id="list233723688387151" text:continue-numbering="true" text:style-name="L1">
        <text:list-header>
          <text:p text:style-name="P13"><text:span text:style-name="T7">Case:</text:span> <text:span text:style-name="T9">IF successful</text:span></text:p>
          <text:p text:style-name="P13"><text:span text:style-name="T5">Expected Output:</text:span><text:span text:style-name="T6"> </text:span><text:span text:style-name="T11">Begin observing a game</text:span></text:p>
          <text:p text:style-name="P13"><text:span text:style-name="T5">Actual Output:</text:span> <text:span text:style-name="T11">Begin observing a game</text:span></text:p>
          <text:p text:style-name="P13"/>
          <text:p text:style-name="P13"><text:span text:style-name="T7">Case:</text:span> <text:span text:style-name="T9">New move from observed game</text:span></text:p>
          <text:p text:style-name="P13"><text:span text:style-name="T5">Expected Output:</text:span> <text:span text:style-name="T9">Move is updated on observer game board</text:span></text:p>
          <text:p text:style-name="P13"><text:span text:style-name="T5">Actual Output:</text:span> <text:span text:style-name="T9">Move is updated on observer game board</text:span></text:p>
        </text:list-header>
      </text:list>
      <text:p text:style-name="P14"/>
      <text:list xml:id="list233724506980301" text:continue-numbering="true" text:style-name="L1">
        <text:list-header>
          <text:p text:style-name="P13"><text:span text:style-name="T7">Case: </text:span><text:span text:style-name="T12">Observed game ends/wins/draws</text:span></text:p>
          <text:p text:style-name="P13"><text:span text:style-name="T5">Expected Output:</text:span> <text:span text:style-name="T9">G</text:span><text:bookmark-start text:name="__DdeLink__65_1537622644"/><text:span text:style-name="T9">ame board is updated/client is notified</text:span><text:bookmark-end text:name="__DdeLink__65_1537622644"/></text:p>
          <text:p text:style-name="P13"><text:soft-page-break/><text:span text:style-name="T5">Actual Output:</text:span> <text:span text:style-name="T9">Game board is updated/client is notified</text:span></text:p>
          <text:p text:style-name="P13"/>
        </text:list-header>
        <text:list-item>
          <text:p text:style-name="P9">Un-observing a game</text:p>
          <text:p text:style-name="P13"><text:bookmark-start text:name="__DdeLink__75_1537622644"/><text:span text:style-name="T7">Case:</text:span> IF not logged in</text:p>
          <text:p text:style-name="P13"><text:span text:style-name="T5">Expected Output:</text:span> Server returns an error</text:p>
          <text:p text:style-name="P17">Actual Output: Server returns an error<text:bookmark-end text:name="__DdeLink__75_1537622644"/></text:p>
          <text:p text:style-name="P17"/>
          <text:p text:style-name="P13"><text:span text:style-name="T7">Case:</text:span> <text:span text:style-name="T9">IF not observing a game</text:span></text:p>
          <text:p text:style-name="P13"><text:span text:style-name="T5">Expected Output:</text:span> <text:span text:style-name="T9">S</text:span>erver returns an error</text:p>
          <text:p text:style-name="P13"><text:span text:style-name="T5">Actual Output:</text:span> <text:span text:style-name="T9">S</text:span>erver returns an error</text:p>
          <text:p text:style-name="P13"/>
          <text:p text:style-name="P13"><text:span text:style-name="T7">Case:</text:span> <text:span text:style-name="T9">IF game does not exist</text:span></text:p>
          <text:p text:style-name="P13"><text:span text:style-name="T5">Expected Output:</text:span> <text:span text:style-name="T9">S</text:span>erver returns an error</text:p>
          <text:p text:style-name="P13"><text:span text:style-name="T5">Actual Output:</text:span> <text:span text:style-name="T9">S</text:span><text:bookmark-start text:name="__DdeLink__77_1537622644"/>erver returns an error<text:bookmark-end text:name="__DdeLink__77_1537622644"/></text:p>
          <text:p text:style-name="P13"/>
          <text:p text:style-name="P13"><text:span text:style-name="T7">Case:</text:span> <text:span text:style-name="T9">IF successful</text:span></text:p>
          <text:p text:style-name="P13"><text:span text:style-name="T5">Expected Output:</text:span> <text:bookmark-start text:name="__DdeLink__71_1537622644"/><text:span text:style-name="T9">Game no longer is updated/observed </text:span><text:bookmark-end text:name="__DdeLink__71_1537622644"/></text:p>
          <text:p text:style-name="P13"><text:span text:style-name="T5">Actual Output:</text:span> <text:span text:style-name="T9">Game no longer is updated/observed </text:span></text:p>
          <text:p text:style-name="P13"/>
        </text:list-item>
        <text:list-item>
          <text:p text:style-name="P9">Commenting on a game</text:p>
          <text:p text:style-name="P13"><text:span text:style-name="T7">Case:</text:span> IF not logged in</text:p>
          <text:p text:style-name="P13"><text:span text:style-name="T5">Expected Output:</text:span> Server returns an error</text:p>
          <text:p text:style-name="P17">Actual Output: Server returns an error</text:p>
          <text:p text:style-name="P17"/>
          <text:p text:style-name="P13"><text:bookmark-start text:name="__DdeLink__73_1537622644"/><text:span text:style-name="T7">Case:</text:span> <text:span text:style-name="T9">IF not observing a game</text:span></text:p>
          <text:p text:style-name="P13"><text:span text:style-name="T5">Expected Output:</text:span> <text:span text:style-name="T9">S</text:span>erver returns an error</text:p>
          <text:p text:style-name="P13"><text:span text:style-name="T5">Actual Output:</text:span> <text:bookmark-end text:name="__DdeLink__73_1537622644"/><text:span text:style-name="T9">S</text:span>erver returns an error</text:p>
        </text:list-item>
      </text:list>
      <text:p text:style-name="P14"/>
      <text:list xml:id="list233724802906130" text:continue-numbering="true" text:style-name="L1">
        <text:list-header>
          <text:p text:style-name="P13"><text:span text:style-name="T7">Case:</text:span> <text:span text:style-name="T9">IF successful</text:span></text:p>
          <text:p text:style-name="P13"><text:span text:style-name="T5">Expected Output:</text:span> <text:bookmark-start text:name="__DdeLink__79_1537622644"/><text:span text:style-name="T9">Comment is sent to all participants in game</text:span><text:bookmark-end text:name="__DdeLink__79_1537622644"/></text:p>
          <text:p text:style-name="P13"><text:span text:style-name="T5">Actual Output:</text:span> <text:span text:style-name="T9">Comment is sent to all participants in game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23:04:55.625499496</meta:creation-date>
    <meta:generator>LibreOffice/5.1.6.2$Linux_X86_64 LibreOffice_project/10m0$Build-2</meta:generator>
    <dc:date>2017-05-07T23:37:22.862499164</dc:date>
    <meta:editing-duration>PT6M32S</meta:editing-duration>
    <meta:editing-cycles>2</meta:editing-cycles>
    <meta:document-statistic meta:table-count="0" meta:image-count="0" meta:object-count="0" meta:page-count="7" meta:paragraph-count="253" meta:word-count="2193" meta:character-count="12158" meta:non-whitespace-character-count="10261"/>
  </office:meta>
</office:document-meta>
</file>